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d1089"/>
    </style:style>
    <style:style style:name="P2" style:family="paragraph" style:parent-style-name="Heading_20_1">
      <style:paragraph-properties fo:text-align="justify" style:justify-single-word="false"/>
    </style:style>
    <style:style style:name="P3" style:family="paragraph" style:parent-style-name="Heading_20_2">
      <style:paragraph-properties fo:text-align="justify" style:justify-single-word="false"/>
    </style:style>
    <style:style style:name="P4" style:family="paragraph" style:parent-style-name="Heading_20_3">
      <style:paragraph-properties fo:text-align="justify" style:justify-single-word="false"/>
    </style:style>
    <style:style style:name="P5" style:family="paragraph" style:parent-style-name="Heading_20_3">
      <style:paragraph-properties fo:text-align="justify" style:justify-single-word="false"/>
      <style:text-properties officeooo:paragraph-rsid="001ef138"/>
    </style:style>
    <style:style style:name="P6" style:family="paragraph" style:parent-style-name="Heading_20_4">
      <style:paragraph-properties fo:text-align="justify" style:justify-single-word="false"/>
      <style:text-properties fo:font-style="normal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1d1089"/>
    </style:style>
    <style:style style:name="P9" style:family="paragraph" style:parent-style-name="Standard">
      <style:paragraph-properties fo:text-align="justify" style:justify-single-word="false"/>
      <style:text-properties officeooo:paragraph-rsid="001ef138"/>
    </style:style>
    <style:style style:name="T1" style:family="text">
      <style:text-properties officeooo:rsid="001d1089"/>
    </style:style>
    <style:style style:name="T2" style:family="text">
      <style:text-properties officeooo:rsid="001ef138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f83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Conceitos sobre WEB</text:h>
      <text:h text:style-name="P3" text:outline-level="2">Resources</text:h>
      <text:p text:style-name="P7"><text:tab/>São o alvo de requisições HTTP, possuem uma URI que é usada pelo HTTP para <text:span text:style-name="T1">identificá-los. Um recurso pode ser identificado usando: </text:span></text:p>
      <text:h text:style-name="P4" text:outline-level="3">U<text:span text:style-name="T1">RL</text:span></text:h>
      <text:p text:style-name="P7"><text:tab/>A identidade e localização de um recurso é dada por uma URL(Uniform resource Locator). Normalmente são endereço<text:span text:style-name="T1">s</text:span> web (www.google.com) que podem ser digitadas no navegador <text:span text:style-name="T1">pedindo para</text:span> <text:span text:style-name="T1">que ele carregue</text:span> os recursos da página associada (recurso).</text:p>
      <text:h text:style-name="P4" text:outline-level="3">URN </text:h>
      <text:p text:style-name="P7"><text:tab/>Uniform Resource name, identifica recursos pelos seus nomes urn:isbn:9780141036144 identifica 1994 de george orwell.</text:p>
      <text:h text:style-name="P4" text:outline-level="3">URI</text:h>
      <text:p text:style-name="P7"><text:tab/>Uniform Resource Identifier identifica recursos web (uniforme = invariável). Uma URI é composta por: </text:p>
      <text:h text:style-name="P6" text:outline-level="4">Protocolo</text:h>
      <text:p text:style-name="P8"><text:tab/>Indica qual protocolo será usado (normalmente HTTP ou HTTPS) (exemplo: HTTP://)</text:p>
      <text:p text:style-name="P7">Autoridade: Nome de domínio do servidor WEB/autoridade que será solicitada pode ser um ip ou um endereço www (<text:a xlink:type="simple" xlink:href="http://www.example.com/" text:style-name="Internet_20_link" text:visited-style-name="Visited_20_Internet_20_Link">www.example.com</text:a>).</text:p>
      <text:h text:style-name="P6" text:outline-level="4">Porta</text:h>
      <text:p text:style-name="P8"><text:tab/>Qual o portão que será usado para acessar os recursos (normalmente é omitido e por padrão 80 para HTTP e 443 para HTTPS).</text:p>
      <text:h text:style-name="P6" text:outline-level="4">Caminho</text:h>
      <text:p text:style-name="P8"><text:tab/>Caminho para o arquivo no servidor WEB( http://www.example.com/caminho/caminho.html ).</text:p>
      <text:p text:style-name="P7"><text:tab/>Normalmente é apenas uma abstração do server web, e não o caminho do arquivo físico.</text:p>
      <text:h text:style-name="P4" text:outline-level="3">Query-<text:span text:style-name="T1">params</text:span> / Parâmetros</text:h>
      <text:p text:style-name="P8"><text:tab/>Pares chave-valor separados por &amp; e iniciados por ‘?’, podem ser usados para fazer <text:span text:style-name="T1">passar informações, </text:span>cada servidor tem um jeito de lidar com os parametros.</text:p>
      <text:h text:style-name="P4" text:outline-level="3">Fragmentos</text:h>
      <text:p text:style-name="P8"><text:tab/>São iniciados com #, são como links que vão para algum lugar no documento</text:p>
      <text:h text:style-name="P5" text:outline-level="3">Assets</text:h>
      <text:p text:style-name="P9"><text:tab/>Com o tempo programar web envolveu muitos assets (aplicações, imagens, frameworks, <text:span text:style-name="T4">etc</text:span>) e baixar isso era complicado, então servidores web passaram a servir assets para os devs, <text:span text:style-name="T3">NPM é padrão.</text:span></text:p>
      <text:h text:style-name="P6" text:outline-level="4">Minificação</text:h>
      <text:p text:style-name="P9"><text:tab/>Os assets <text:span text:style-name="T2">são</text:span> muitos e isso <text:span text:style-name="T2">causa</text:span> problemas de otimização ao carregar páginas, então os programadores começaram a usar minificação, que é o conceito de deixar <text:span text:style-name="T2">os arquivos</text:span> menores ao custo de legibilidade do código para o navegador ler mais rapidamente.</text:p>
      <text:h text:style-name="P3" text:outline-level="2"><text:soft-page-break/>Flash </text:h>
      <text:p text:style-name="P9"><text:tab/><text:span text:style-name="T4">Máquina virtual</text:span> que <text:span text:style-name="T2">era usada para executar animações na web, </text:span>tinha muitos bugs, era mal otimizado e tinha problemas de segurança.</text:p>
      <text:p text:style-name="P9"><text:tab/><text:span text:style-name="T2">Depois de sofrer críticas da Apple e ser proibida em dispositivos da empresa foi para a cova, e ficou sendo uma só uma opção para executar vídeos, mas com o tempo HTML deu suporte a vídeos e terminou de enterrar o flash, que é raramente usado atualmente e vai perder total suporte em breve.</text:span></text:p>
      <text:p text:style-name="P7"><text:tab/></text:p>
      <text:p text:style-name="P7"><text:tab/><text:tab/></text:p>
      <text:p text:style-name="P7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9T12:27:41.733000000</meta:creation-date>
    <dc:date>2020-08-09T13:21:44.313000000</dc:date>
    <meta:editing-duration>PT10M20S</meta:editing-duration>
    <meta:editing-cycles>2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31" meta:word-count="366" meta:character-count="2317" meta:non-whitespace-character-count="1957"/>
  </office:meta>
</office:document-meta>
</file>